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bottom" draw:auto-grow-height="false" fo:min-height="10.95cm" fo:min-width="6.4cm"/>
      <style:paragraph-properties style:writing-mode="lr-tb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bottom" draw:auto-grow-height="false" fo:min-height="10.95cm" fo:min-width="5.4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bottom" draw:auto-grow-height="false" fo:min-height="10.95cm" fo:min-width="5.4cm"/>
      <style:paragraph-properties style:writing-mode="lr-tb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bottom" draw:auto-grow-height="false" fo:min-height="10.95cm" fo:min-width="8.9cm"/>
      <style:paragraph-properties style:writing-mode="lr-tb"/>
    </style:style>
    <style:style style:name="gr5" style:family="graphic" style:parent-style-name="standard">
      <style:graphic-properties svg:stroke-width="0cm" svg:stroke-color="#000000" draw:fill="solid" draw:fill-color="#2a6099" draw:textarea-horizontal-align="justify" draw:textarea-vertical-align="middle" draw:auto-grow-height="false" fo:min-height="1.418cm" fo:min-width="2.1cm"/>
    </style:style>
    <style:style style:name="gr6" style:family="graphic" style:parent-style-name="standard">
      <style:graphic-properties draw:stroke="none" svg:stroke-width="0cm" svg:stroke-color="#000000" draw:fill="solid" draw:fill-color="#5eb91e" draw:textarea-vertical-align="middle"/>
    </style:style>
    <style:style style:name="gr7" style:family="graphic" style:parent-style-name="standard">
      <style:graphic-properties draw:stroke="none" svg:stroke-width="0cm" svg:stroke-color="#000000" draw:fill="solid" draw:fill-color="#50938a" draw:textarea-vertical-align="middle"/>
    </style:style>
    <style:style style:name="gr8" style:family="graphic" style:parent-style-name="standard">
      <style:graphic-properties svg:stroke-width="0cm" svg:stroke-color="#000000" draw:fill="solid" draw:fill-color="#ffde5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cm" svg:stroke-color="#000000" draw:fill="solid" draw:fill-color="#dee6ef" draw:textarea-horizontal-align="justify" draw:textarea-vertical-align="middle" draw:auto-grow-height="false" fo:min-height="1.418cm" fo:min-width="2.1cm"/>
    </style:style>
    <style:style style:name="gr10" style:family="graphic" style:parent-style-name="standard">
      <style:graphic-properties draw:stroke="none" svg:stroke-width="0cm" svg:stroke-color="#000000" draw:fill="solid" draw:fill-color="#d4ea6b" draw:textarea-vertical-align="middle"/>
    </style:style>
    <style:style style:name="gr11" style:family="graphic" style:parent-style-name="standard">
      <style:graphic-properties draw:stroke="none" svg:stroke-width="0cm" svg:stroke-color="#000000" draw:fill="solid" draw:fill-color="#afd095" draw:textarea-vertical-align="middle"/>
    </style:style>
    <style:style style:name="gr12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cm" svg:stroke-color="#000000" draw:marker-start-width="0.2cm" draw:marker-end="Arrow" draw:marker-end-width="0.05cm" draw:fill="none" draw:textarea-vertical-align="middle" fo:padding-top="0.075cm" fo:padding-bottom="0.075cm" fo:padding-left="0.2cm" fo:padding-right="0.2cm"/>
    </style:style>
    <style:style style:name="gr14" style:family="graphic" style:parent-style-name="standard">
      <style:graphic-properties svg:stroke-width="0cm" svg:stroke-color="#000000" draw:fill="solid" draw:fill-color="#ffff00" draw:textarea-horizontal-align="justify" draw:textarea-vertical-align="middle" draw:auto-grow-height="false" fo:min-height="1.418cm" fo:min-width="2.1cm"/>
    </style:style>
    <style:style style:name="gr15" style:family="graphic" style:parent-style-name="standard">
      <style:graphic-properties draw:stroke="none" svg:stroke-width="0cm" svg:stroke-color="#000000" draw:fill="solid" draw:fill-color="#000000" draw:textarea-vertical-align="middle"/>
    </style:style>
    <style:style style:name="gr16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width="0cm" svg:stroke-color="#000000" draw:fill="solid" draw:fill-color="#e8f2a1" draw:textarea-vertical-align="middle"/>
    </style:style>
    <style:style style:name="gr18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2.25cm" fo:min-width="0.352cm"/>
    </style:style>
    <style:style style:name="gr19" style:family="graphic" style:parent-style-name="standard">
      <style:graphic-properties draw:stroke="none" svg:stroke-width="0cm" svg:stroke-color="#000000" draw:fill="hatch" draw:fill-hatch-name="Hatching_20_2" draw:fill-hatch-solid="false" style:repeat="repeat" draw:textarea-horizontal-align="justify" draw:textarea-vertical-align="middle" draw:auto-grow-height="false" fo:min-height="2.023cm" fo:min-width="0cm"/>
    </style:style>
    <style:style style:name="gr20" style:family="graphic" style:parent-style-name="standard">
      <style:graphic-properties draw:stroke="none" svg:stroke-width="0cm" svg:stroke-color="#000000" draw:fill="solid" draw:fill-color="#ffffff" style:repeat="repeat" draw:textarea-horizontal-align="justify" draw:textarea-vertical-align="middle" draw:auto-grow-height="false" fo:min-height="2.023cm" fo:min-width="0cm"/>
    </style:style>
    <style:style style:name="gr2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fill="solid" draw:fill-color="#dddddd" draw:textarea-horizontal-align="justify" draw:textarea-vertical-align="middle" draw:auto-grow-height="false" fo:min-height="0cm" fo:min-width="0.125cm"/>
    </style:style>
    <style:style style:name="gr23" style:family="graphic" style:parent-style-name="standard">
      <style:graphic-properties draw:fill="solid" draw:fill-color="#808080" draw:textarea-horizontal-align="justify" draw:textarea-vertical-align="middle" draw:auto-grow-height="false" fo:min-height="0.65cm" fo:min-width="0.7cm"/>
    </style:style>
    <style:style style:name="gr2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="solid" draw:fill-color="#808080" draw:textarea-horizontal-align="justify" draw:textarea-vertical-align="middle" draw:auto-grow-height="false" fo:min-height="0.765cm" fo:min-width="0.6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1cm" fo:min-width="0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0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1cm" fo:min-width="0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3cm" fo:min-width="0cm"/>
    </style:style>
    <style:style style:name="gr31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3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086cm" fo:min-width="0cm"/>
    </style:style>
    <style:style style:name="gr34" style:family="graphic" style:parent-style-name="standard">
      <style:graphic-properties draw:stroke="none" draw:fill="solid" draw:fill-color="#333333" draw:opacity="50%" draw:textarea-horizontal-align="justify" draw:textarea-vertical-align="middle" draw:auto-grow-height="false" fo:min-height="0.086cm" fo:min-width="0cm" draw:shadow-opacity="50%"/>
    </style:style>
    <style:style style:name="gr35" style:family="graphic" style:parent-style-name="objectwithoutfill">
      <style:graphic-properties draw:marker-end="Arrow" draw:marker-end-width="0.2cm" draw:fill="none" draw:textarea-vertical-align="middle"/>
    </style:style>
    <style:style style:name="gr36" style:family="graphic" style:parent-style-name="objectwithoutfill">
      <style:graphic-properties draw:stroke="dash" draw:stroke-dash="Long_20_Dash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5eb91e"/>
      <style:paragraph-properties fo:text-align="center"/>
    </style:style>
    <style:style style:name="P7" style:family="paragraph">
      <loext:graphic-properties draw:fill="solid" draw:fill-color="#50938a"/>
      <style:paragraph-properties fo:text-align="center"/>
    </style:style>
    <style:style style:name="P8" style:family="paragraph">
      <loext:graphic-properties draw:fill="solid" draw:fill-color="#ffde59"/>
      <style:paragraph-properties fo:text-align="center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loext:graphic-properties draw:fill="solid" draw:fill-color="#d4ea6b"/>
      <style:paragraph-properties fo:text-align="center"/>
    </style:style>
    <style:style style:name="P11" style:family="paragraph">
      <loext:graphic-properties draw:fill="solid" draw:fill-color="#afd095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e8f2a1"/>
      <style:paragraph-properties fo:text-align="center"/>
    </style:style>
    <style:style style:name="P17" style:family="paragraph">
      <loext:graphic-properties draw:fill="hatch" draw:fill-hatch-name="Hatching_20_2" draw:fill-hatch-solid="false" style:repeat="repeat"/>
      <style:paragraph-properties fo:text-align="center"/>
    </style:style>
    <style:style style:name="P18" style:family="paragraph">
      <loext:graphic-properties draw:fill="solid" draw:fill-color="#ffffff" style:repeat="repeat"/>
      <style:paragraph-properties fo:text-align="center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loext:graphic-properties draw:fill="solid" draw:fill-color="#808080"/>
      <style:paragraph-properties fo:text-align="center"/>
    </style:style>
    <style:style style:name="P21" style:family="paragraph">
      <loext:graphic-properties draw:fill="solid" draw:fill-color="#666666"/>
      <style:paragraph-properties fo:text-align="center"/>
    </style:style>
    <style:style style:name="P22" style:family="paragraph">
      <loext:graphic-properties draw:fill="solid" draw:fill-color="#333333" draw:opacity="50%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6.9cm" svg:height="11.2cm" svg:x="22cm" svg:y="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1.2cm" svg:x="16.1cm" svg:y="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11.2cm" svg:x="10.2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9.4cm" svg:height="11.2cm" svg:x="0.8cm" svg:y="2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g xml:id="id1" draw:id="id1">
          <draw:glue-point draw:id="4" svg:x="5cm" svg:y="5.002cm"/>
          <draw:custom-shape draw:style-name="gr5" draw:text-style-name="P5" draw:layer="layout" svg:width="2.6cm" svg:height="1.668cm" svg:x="1.7cm" svg:y="6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6" draw:layer="layout" svg:width="1.365cm" svg:height="1.16cm" svg:x="1.7cm" svg:y="7.271cm" svg:viewBox="0 0 1366 1161" svg:d="M0 1161c529-2612 1366 0 1366 0z">
            <text:p/>
          </draw:path>
          <draw:path draw:style-name="gr7" draw:text-style-name="P7" draw:layer="layout" svg:width="1.365cm" svg:height="0.915cm" svg:x="2.714cm" svg:y="7.523cm" svg:viewBox="0 0 1366 916" svg:d="M0 916c529-2061 1366 0 1366 0z">
            <text:p/>
          </draw:path>
          <draw:custom-shape draw:style-name="gr8" draw:text-style-name="P8" draw:layer="layout" svg:width="0.286cm" svg:height="0.307cm" svg:x="3.802cm" svg:y="6.9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5" draw:id="id5">
          <draw:custom-shape draw:style-name="gr9" draw:text-style-name="P9" draw:layer="layout" svg:width="2.6cm" svg:height="1.668cm" svg:x="18.9cm" svg:y="6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0" draw:text-style-name="P10" draw:layer="layout" svg:width="1.365cm" svg:height="1.16cm" svg:x="18.9cm" svg:y="7.271cm" svg:viewBox="0 0 1366 1161" svg:d="M0 1161c529-2612 1366 0 1366 0z">
            <text:p/>
          </draw:path>
          <draw:path draw:style-name="gr11" draw:text-style-name="P11" draw:layer="layout" svg:width="1.365cm" svg:height="0.915cm" svg:x="19.914cm" svg:y="7.523cm" svg:viewBox="0 0 1366 916" svg:d="M0 916c529-2061 1366 0 1366 0z">
            <text:p/>
          </draw:path>
          <draw:custom-shape draw:style-name="gr12" draw:text-style-name="P12" draw:layer="layout" svg:width="0.286cm" svg:height="0.307cm" svg:x="21.002cm" svg:y="6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5cm" svg:y="4.806cm"/>
          <draw:custom-shape draw:style-name="gr9" draw:text-style-name="P9" draw:layer="layout" svg:width="2.6cm" svg:height="1.668cm" svg:x="25.6cm" svg:y="6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6" draw:layer="layout" svg:width="1.365cm" svg:height="1.16cm" svg:x="25.6cm" svg:y="7.271cm" svg:viewBox="0 0 1366 1161" svg:d="M0 1161c529-2612 1366 0 1366 0z">
            <text:p/>
          </draw:path>
          <draw:path draw:style-name="gr7" draw:text-style-name="P7" draw:layer="layout" svg:width="1.365cm" svg:height="0.915cm" svg:x="26.614cm" svg:y="7.523cm" svg:viewBox="0 0 1366 916" svg:d="M0 916c529-2061 1366 0 1366 0z">
            <text:p/>
          </draw:path>
          <draw:custom-shape draw:style-name="gr8" draw:text-style-name="P8" draw:layer="layout" svg:width="0.286cm" svg:height="0.307cm" svg:x="27.702cm" svg:y="6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line draw:style-name="gr13" draw:text-style-name="P13" draw:layer="layout" svg:x1="10.85cm" svg:y1="4.277cm" svg:x2="11.95cm" svg:y2="4.277cm">
            <text:p/>
          </draw:line>
          <draw:custom-shape draw:style-name="gr14" draw:text-style-name="P14" draw:layer="layout" svg:width="2.6cm" svg:height="1.668cm" svg:x="10.85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5" draw:text-style-name="P15" draw:layer="layout" svg:width="1.365cm" svg:height="1.16cm" svg:x="10.85cm" svg:y="3.509cm" svg:viewBox="0 0 1366 1161" svg:d="M0 1161c529-2612 1366 0 1366 0z">
            <text:p/>
          </draw:path>
          <draw:path draw:style-name="gr15" draw:text-style-name="P15" draw:layer="layout" svg:width="1.365cm" svg:height="0.915cm" svg:x="11.864cm" svg:y="3.761cm" svg:viewBox="0 0 1366 916" svg:d="M0 916c529-2061 1366 0 1366 0z">
            <text:p/>
          </draw:path>
          <draw:custom-shape draw:style-name="gr16" draw:text-style-name="P15" draw:layer="layout" svg:width="0.286cm" svg:height="0.307cm" svg:x="12.95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9" draw:text-style-name="P9" draw:layer="layout" svg:width="2.6cm" svg:height="1.668cm" svg:x="7.05cm" svg:y="6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7" draw:text-style-name="P16" draw:layer="layout" svg:width="1.365cm" svg:height="1.16cm" svg:x="7.05cm" svg:y="7.271cm" svg:viewBox="0 0 1366 1161" svg:d="M0 1161c529-2612 1366 0 1366 0z">
            <text:p/>
          </draw:path>
          <draw:path draw:style-name="gr11" draw:text-style-name="P11" draw:layer="layout" svg:width="1.365cm" svg:height="0.915cm" svg:x="8.064cm" svg:y="7.523cm" svg:viewBox="0 0 1366 916" svg:d="M0 916c529-2061 1366 0 1366 0z">
            <text:p/>
          </draw:path>
          <draw:custom-shape draw:style-name="gr12" draw:text-style-name="P12" draw:layer="layout" svg:width="0.286cm" svg:height="0.307cm" svg:x="9.152cm" svg:y="6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18" draw:text-style-name="P12" draw:layer="layout" svg:width="0.852cm" svg:height="2.5cm" svg:x="23.3cm" svg:y="6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0.398cm" svg:height="2.273cm" svg:x="23.527cm" svg:y="6.4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0.114cm" svg:height="2.273cm" svg:x="23.669cm" svg:y="6.407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3" draw:layer="layout" svg:x1="23.726cm" svg:y1="6.464cm" svg:x2="23.726cm" svg:y2="8.737cm">
            <text:p/>
          </draw:line>
          <draw:custom-shape draw:style-name="gr22" draw:text-style-name="P19" draw:layer="layout" svg:width="0.625cm" svg:height="0.227cm" svg:x="23.414cm" svg:y="7.173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23" draw:text-style-name="P20" draw:layer="layout" svg:width="1.2cm" svg:height="0.9cm" svg:x="14.3cm" svg:y="3.3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0.9cm" svg:height="0.554cm" svg:x="14.45cm" svg:y="3.526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19" draw:layer="layout" svg:width="0.675cm" svg:height="0.416cm" svg:x="14.449cm" svg:y="3.665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 xml:id="id2" draw:id="id2">
          <draw:custom-shape draw:style-name="gr26" draw:text-style-name="P20" draw:layer="layout" svg:width="1.1cm" svg:height="1.015cm" svg:x="5.1cm" svg:y="7.0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91cm" svg:height="0.593cm" svg:x="5.346cm" svg:y="7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0.169cm" svg:height="0.762cm" svg:x="5.557cm" svg:y="7.22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169cm" svg:height="0.761cm" draw:transform="skewX (0.00663225115757845) rotate (-1.56172061468453) translate (6.021cm 7.521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0.17cm" svg:height="0.763cm" draw:transform="skewX (-0.00139626340159547) rotate (-2.34101012569999) translate (5.974cm 7.814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168cm" svg:height="0.762cm" draw:transform="rotate (-0.77876591223987) translate (5.849cm 7.27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0" draw:layer="layout" svg:width="0.253cm" svg:height="0.253cm" svg:x="5.515cm" svg:y="7.4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32" draw:text-style-name="P20" draw:layer="layout" svg:width="1.1cm" svg:height="1cm" svg:x="16.75cm" svg:y="7.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draw:layer="layout" svg:width="0.482cm" svg:height="0.474cm" svg:x="17.162cm" svg:y="7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0.481cm" svg:height="0.474cm" svg:x="16.957cm" svg:y="7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13" draw:layer="layout" draw:type="line" svg:x1="4.3cm" svg:y1="7.6cm" svg:x2="5.1cm" svg:y2="7.6cm" draw:start-shape="id1" draw:start-glue-point="1" draw:end-shape="id2" draw:end-glue-point="3" svg:d="M4300 7600h800" svg:viewBox="0 0 801 1">
          <text:p/>
        </draw:connector>
        <draw:connector draw:style-name="gr35" draw:text-style-name="P13" draw:layer="layout" draw:type="line" svg:x1="6.2cm" svg:y1="7.6cm" svg:x2="7.05cm" svg:y2="7.6cm" draw:start-shape="id2" draw:start-glue-point="1" draw:end-shape="id3" draw:end-glue-point="3" svg:d="M6200 7600h850" svg:viewBox="0 0 851 1">
          <text:p/>
        </draw:connector>
        <draw:connector draw:style-name="gr35" draw:text-style-name="P13" draw:layer="layout" draw:type="line" svg:x1="9.65cm" svg:y1="7.6cm" svg:x2="16.75cm" svg:y2="7.6cm" draw:start-shape="id3" draw:start-glue-point="1" draw:end-shape="id4" draw:end-glue-point="3" svg:d="M9650 7600h7100" svg:viewBox="0 0 7101 1">
          <text:p/>
        </draw:connector>
        <draw:connector draw:style-name="gr35" draw:text-style-name="P13" draw:layer="layout" draw:type="line" svg:x1="17.85cm" svg:y1="7.6cm" svg:x2="18.9cm" svg:y2="7.6cm" draw:start-shape="id4" draw:start-glue-point="1" draw:end-shape="id5" draw:end-glue-point="3" svg:d="M17850 7600h1050" svg:viewBox="0 0 1051 1">
          <text:p/>
        </draw:connector>
        <draw:connector draw:style-name="gr35" draw:text-style-name="P13" draw:layer="layout" draw:type="line" svg:x1="21.5cm" svg:y1="7.6cm" svg:x2="23.3cm" svg:y2="7.6cm" draw:start-shape="id5" draw:start-glue-point="1" draw:end-shape="id6" draw:end-glue-point="3" svg:d="M21500 7600h1800" svg:viewBox="0 0 1801 1">
          <text:p/>
        </draw:connector>
        <draw:connector draw:style-name="gr35" draw:text-style-name="P13" draw:layer="layout" draw:type="line" svg:x1="24.152cm" svg:y1="7.6cm" svg:x2="25.6cm" svg:y2="7.6cm" draw:start-shape="id6" draw:start-glue-point="1" draw:end-shape="id7" draw:end-glue-point="3" svg:d="M24152 7600h1448" svg:viewBox="0 0 1449 1">
          <text:p/>
        </draw:connector>
        <draw:connector draw:style-name="gr35" draw:text-style-name="P13" draw:layer="layout" svg:x1="15.5cm" svg:y1="3.838cm" svg:x2="23.726cm" svg:y2="6.35cm" draw:start-shape="id8" draw:start-glue-point="1" draw:end-shape="id6" draw:end-glue-point="0" svg:d="M15500 3838h8226v2512" svg:viewBox="0 0 8227 2513">
          <text:p/>
        </draw:connector>
        <draw:connector draw:style-name="gr35" draw:text-style-name="P13" draw:layer="layout" draw:type="line" svg:x1="13.45cm" svg:y1="3.838cm" svg:x2="14.3cm" svg:y2="3.838cm" draw:start-shape="id9" draw:start-glue-point="1" draw:end-shape="id8" draw:end-glue-point="3" svg:d="M13450 3838h850" svg:viewBox="0 0 851 1">
          <text:p/>
        </draw:connector>
        <draw:connector draw:style-name="gr35" draw:text-style-name="P13" draw:layer="layout" svg:x1="3cm" svg:y1="6.762cm" svg:x2="10.85cm" svg:y2="3.838cm" draw:start-shape="id1" draw:start-glue-point="0" draw:end-shape="id9" draw:end-glue-point="3" svg:d="M3000 6762v-2924h7850" svg:viewBox="0 0 7851 2925">
          <text:p/>
        </draw:connector>
        <draw:connector draw:style-name="gr35" draw:text-style-name="P13" draw:layer="layout" draw:line-skew="1.067cm" svg:x1="3cm" svg:y1="8.439cm" svg:x2="17.3cm" svg:y2="8.1cm" draw:start-shape="id1" draw:start-glue-point="2" draw:end-shape="id4" svg:d="M3000 8439v1567h14300v-1906" svg:viewBox="0 0 14301 1907">
          <text:p/>
        </draw:connector>
        <draw:connector draw:style-name="gr35" draw:text-style-name="P13" draw:layer="layout" draw:line-skew="2.255cm" svg:x1="3cm" svg:y1="8.439cm" svg:x2="23.726cm" svg:y2="8.85cm" draw:start-shape="id1" draw:start-glue-point="2" draw:end-shape="id6" draw:end-glue-point="2" svg:d="M3000 8439v3167h20726v-2756" svg:viewBox="0 0 20727 3168">
          <text:p/>
        </draw:connector>
        <draw:connector draw:style-name="gr35" draw:text-style-name="P13" draw:layer="layout" svg:x1="8.35cm" svg:y1="6.762cm" svg:x2="10.85cm" svg:y2="3.838cm" draw:start-shape="id3" draw:start-glue-point="0" draw:end-shape="id9" draw:end-glue-point="3" svg:d="M8350 6762v-2924h2500" svg:viewBox="0 0 2501 2925">
          <text:p/>
        </draw:connector>
        <draw:connector draw:style-name="gr36" draw:text-style-name="P13" draw:layer="layout" draw:type="line" svg:x1="0.8cm" svg:y1="7.6cm" svg:x2="1.7cm" svg:y2="7.6cm" draw:start-shape="id10" draw:start-glue-point="3" draw:end-shape="id1" draw:end-glue-point="3" svg:d="M800 7600h900" svg:viewBox="0 0 901 1">
          <text:p/>
        </draw:connector>
        <draw:connector draw:style-name="gr36" draw:text-style-name="P13" draw:layer="layout" draw:type="line" svg:x1="28.2cm" svg:y1="7.6cm" svg:x2="28.9cm" svg:y2="7.6cm" draw:start-shape="id7" draw:start-glue-point="1" draw:end-shape="id11" draw:end-glue-point="1" svg:d="M28200 7600h700" svg:viewBox="0 0 7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single" draw:color="#000000" draw:distance="0.3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0:00:57.050637286</meta:creation-date>
    <dc:date>2020-11-04T10:22:02.440383756</dc:date>
    <meta:editing-duration>PT1H52M39S</meta:editing-duration>
    <meta:editing-cycles>13</meta:editing-cycles>
    <meta:generator>LibreOffice/6.4.7.2$Linux_X86_64 LibreOffice_project/40$Build-2</meta:generator>
    <meta:document-statistic meta:object-count="66"/>
  </office:meta>
</office:document-meta>
</file>